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014in" table:align="left"/>
    </style:style>
    <style:style style:name="Table1.A" style:family="table-column">
      <style:table-column-properties style:column-width="1.7035in"/>
    </style:style>
    <style:style style:name="Table1.B" style:family="table-column">
      <style:table-column-properties style:column-width="3.09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674in" table:align="left"/>
    </style:style>
    <style:style style:name="Table2.A" style:family="table-column">
      <style:table-column-properties style:column-width="0.9271in"/>
    </style:style>
    <style:style style:name="Table2.B" style:family="table-column">
      <style:table-column-properties style:column-width="1.74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389in" table:align="left"/>
    </style:style>
    <style:style style:name="Table3.A" style:family="table-column">
      <style:table-column-properties style:column-width="0.7194in"/>
    </style:style>
    <style:style style:name="Table3.B" style:family="table-column">
      <style:table-column-properties style:column-width="1.319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9257in" table:align="left"/>
    </style:style>
    <style:style style:name="Table4.A" style:family="table-column">
      <style:table-column-properties style:column-width="1.5167in"/>
    </style:style>
    <style:style style:name="Table4.B" style:family="table-column">
      <style:table-column-properties style:column-width="1.40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8667in" table:align="left"/>
    </style:style>
    <style:style style:name="Table5.A" style:family="table-column">
      <style:table-column-properties style:column-width="1.1326in"/>
    </style:style>
    <style:style style:name="Table5.B" style:family="table-column">
      <style:table-column-properties style:column-width="1.734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Your system is a:</text:p>
      <text:p text:style-name="Quotations">🎧 Real-Time MQTT-Based VoIP System<text:line-break/>With Opus Compression + Database Logging + Call Recording</text:p>
      <text:h text:style-name="Heading_20_3" text:outline-level="3">Main Compon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TX Script</text:p>
          </table:table-cell>
          <table:table-cell table:style-name="Table1.A1" office:value-type="string">
            <text:p text:style-name="Table_20_Contents">Captures mic → compresses → sends audio</text:p>
          </table:table-cell>
        </table:table-row>
        <table:table-row>
          <table:table-cell table:style-name="Table1.A1" office:value-type="string">
            <text:p text:style-name="Table_20_Contents">RX Script</text:p>
          </table:table-cell>
          <table:table-cell table:style-name="Table1.A1" office:value-type="string">
            <text:p text:style-name="Table_20_Contents">Receives → decodes → plays → saves WAV</text:p>
          </table:table-cell>
        </table:table-row>
        <table:table-row>
          <table:table-cell table:style-name="Table1.A1" office:value-type="string">
            <text:p text:style-name="Table_20_Contents">MQTT Broker (EMQX)</text:p>
          </table:table-cell>
          <table:table-cell table:style-name="Table1.A1" office:value-type="string">
            <text:p text:style-name="Table_20_Contents">Signaling + audio transport</text:p>
          </table:table-cell>
        </table:table-row>
        <table:table-row>
          <table:table-cell table:style-name="Table1.A1" office:value-type="string">
            <text:p text:style-name="Table_20_Contents">PostgreSQL</text:p>
          </table:table-cell>
          <table:table-cell table:style-name="Table1.A1" office:value-type="string">
            <text:p text:style-name="Table_20_Contents">User tracking + statistics</text:p>
          </table:table-cell>
        </table:table-row>
        <table:table-row>
          <table:table-cell table:style-name="Table1.A1" office:value-type="string">
            <text:p text:style-name="Table_20_Contents">Opus Codec</text:p>
          </table:table-cell>
          <table:table-cell table:style-name="Table1.A1" office:value-type="string">
            <text:p text:style-name="Table_20_Contents">Audio compression</text:p>
          </table:table-cell>
        </table:table-row>
      </table:table>
      <text:p text:style-name="Horizontal_20_Line"/>
      <text:h text:style-name="Heading_20_1" text:outline-level="1">2️⃣ SIGNALING ARCHITECTURE (CALL CONTROL)</text:h>
      <text:p text:style-name="Text_20_body">Your signaling is completely MQTT-based.</text:p>
      <text:h text:style-name="Heading_20_2" text:outline-level="2">Topics Used</text:h>
      <text:p text:style-name="Preformatted_20_Text"><text:span text:style-name="Source_20_Text">pbx/voice/signal/&lt;dest&gt;</text:span></text:p>
      <text:p text:style-name="Preformatted_20_Text"><text:span text:style-name="Source_20_Text">pbx/voice/ack/&lt;my_number&gt;</text:span></text:p>
      <text:p text:style-name="Preformatted_20_Text"><text:span text:style-name="Source_20_Text">pbx/voice/live/&lt;dest&gt;</text:span></text:p>
      <text:p text:style-name="P1"><text:span text:style-name="Source_20_Text">pbx/voice/hb/&lt;my_number&gt;</text:span></text:p>
      <text:p text:style-name="Horizontal_20_Line"/>
      <text:h text:style-name="Heading_20_2" text:outline-level="2">📞 CALL FLOW SEQUENCE</text:h>
      <text:h text:style-name="Heading_20_3" text:outline-level="3">STEP 1 — TX Sends START</text:h>
      <text:p text:style-name="Text_20_body">TX publishes:</text:p>
      <text:p text:style-name="Preformatted_20_Text"><text:span text:style-name="Source_20_Text">Topic: pbx/voice/signal/01020</text:span></text:p>
      <text:p text:style-name="P1"><text:span text:style-name="Source_20_Text">Payload: START:01010</text:span></text:p>
      <text:p text:style-name="Text_20_body">Meaning:</text:p>
      <text:p text:style-name="Quotations">“User 01010 wants to call 01020”</text:p>
      <text:p text:style-name="Horizontal_20_Line"/>
      <text:h text:style-name="Heading_20_3" text:outline-level="3">STEP 2 — RX Receives START</text:h>
      <text:p text:style-name="Text_20_body">RX sees:</text:p>
      <text:p text:style-name="P1"><text:span text:style-name="Source_20_Text">START from 01010</text:span></text:p>
      <text:p text:style-name="Text_20_body"><text:soft-page-break/>RX responds:</text:p>
      <text:p text:style-name="Preformatted_20_Text"><text:span text:style-name="Source_20_Text">Topic: pbx/voice/ack/01010</text:span></text:p>
      <text:p text:style-name="P1"><text:span text:style-name="Source_20_Text">Payload: RECEIVING</text:span></text:p>
      <text:p text:style-name="Text_20_body">This acts as:</text:p>
      <text:p text:style-name="Text_20_body">✔ Call acceptance<text:line-break/>✔ TX unlock signal</text:p>
      <text:p text:style-name="Horizontal_20_Line"/>
      <text:h text:style-name="Heading_20_3" text:outline-level="3">STEP 3 — TX Waits for ACK</text:h>
      <text:p text:style-name="Text_20_body">TX logic:</text:p>
      <text:p text:style-name="Preformatted_20_Text"><text:span text:style-name="Source_20_Text">while not received_ack:</text:span></text:p>
      <text:p text:style-name="P1"><text:span text:style-name="Source_20_Text"><text:s text:c="4"/>resend START every 1 second</text:span></text:p>
      <text:p text:style-name="Text_20_body">When:</text:p>
      <text:p text:style-name="P1"><text:span text:style-name="Source_20_Text">[ACK] RECEIVING</text:span></text:p>
      <text:p text:style-name="Text_20_body">Then:</text:p>
      <text:p text:style-name="P1"><text:span text:style-name="Source_20_Text">Audio capture starts</text:span></text:p>
      <text:p text:style-name="Text_20_body">This prevents:<text:line-break/>❌ TX sending before RX ready<text:line-break/>❌ Audio loss</text:p>
      <text:p text:style-name="Horizontal_20_Line"/>
      <text:h text:style-name="Heading_20_3" text:outline-level="3">STEP 4 — Audio Streaming</text:h>
      <text:p text:style-name="Text_20_body">TX sends:</text:p>
      <text:p text:style-name="Preformatted_20_Text"><text:span text:style-name="Source_20_Text">Topic: pbx/voice/live/01020</text:span></text:p>
      <text:p text:style-name="P1"><text:span text:style-name="Source_20_Text">Payload: [Header][Opus compressed frame]</text:span></text:p>
      <text:p text:style-name="Text_20_body">Header structure:</text:p>
      <text:p text:style-name="Preformatted_20_Text"><text:span text:style-name="Source_20_Text">!BI</text:span></text:p>
      <text:p text:style-name="Preformatted_20_Text"><text:span text:style-name="Source_20_Text">Version (1 byte)</text:span></text:p>
      <text:p text:style-name="P1"><text:span text:style-name="Source_20_Text">Sequence Number (4 bytes)</text:span></text:p>
      <text:p text:style-name="Text_20_body">This allows:</text:p>
      <text:list xml:id="list1471771511" text:style-name="L2">
        <text:list-item>
          <text:p text:style-name="P3">Packet ordering</text:p>
        </text:list-item>
        <text:list-item>
          <text:p text:style-name="P3">Version control</text:p>
        </text:list-item>
        <text:list-item>
          <text:p text:style-name="P3">Stream validation</text:p>
        </text:list-item>
      </text:list>
      <text:p text:style-name="Horizontal_20_Line"/>
      <text:h text:style-name="Heading_20_3" text:outline-level="3">STEP 5 — Heartbeat System</text:h>
      <text:p text:style-name="Text_20_body">RX periodically sends heartbeat:</text:p>
      <text:p text:style-name="P1"><text:soft-page-break/><text:span text:style-name="Source_20_Text">Topic: pbx/voice/hb/01010</text:span></text:p>
      <text:p text:style-name="Text_20_body">TX stores timestamp.</text:p>
      <text:p text:style-name="Text_20_body">If:</text:p>
      <text:p text:style-name="P1"><text:span text:style-name="Source_20_Text">No heartbeat &gt; 6 sec</text:span></text:p>
      <text:p text:style-name="Text_20_body">TX stops automatically:</text:p>
      <text:p text:style-name="P1"><text:span text:style-name="Source_20_Text">[WATCHDOG] No heartbeat...</text:span></text:p>
      <text:p text:style-name="Text_20_body">This solves:</text:p>
      <text:p text:style-name="Text_20_body">✔ RX crash<text:line-break/>✔ Network disconnect<text:line-break/>✔ RX closed by user</text:p>
      <text:p text:style-name="Horizontal_20_Line"/>
      <text:h text:style-name="Heading_20_3" text:outline-level="3">STEP 6 — RX Closing</text:h>
      <text:p text:style-name="Text_20_body">RX sends:</text:p>
      <text:p text:style-name="P1"><text:span text:style-name="Source_20_Text">ACK: RECEIVER_CLOSING</text:span></text:p>
      <text:p text:style-name="Text_20_body">TX forces shutdown immediately.</text:p>
      <text:p text:style-name="Horizontal_20_Line"/>
      <text:h text:style-name="Heading_20_1" text:outline-level="1">3️⃣ AUDIO PROCESSING PIPELINE</text:h>
      <text:h text:style-name="Heading_20_2" text:outline-level="2">🎙 TX Side</text:h>
      <text:p text:style-name="P1"><text:span text:style-name="Source_20_Text">Microphone → PCM 16-bit → Opus Encoder → MQTT Publish</text:span></text:p>
      <text:p text:style-name="Text_20_body">Parame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Sample Rate</text:p>
          </table:table-cell>
          <table:table-cell table:style-name="Table2.A1" office:value-type="string">
            <text:p text:style-name="Table_20_Contents">8000 Hz</text:p>
          </table:table-cell>
        </table:table-row>
        <table:table-row>
          <table:table-cell table:style-name="Table2.A1" office:value-type="string">
            <text:p text:style-name="Table_20_Contents">Channels</text:p>
          </table:table-cell>
          <table:table-cell table:style-name="Table2.A1" office:value-type="string">
            <text:p text:style-name="Table_20_Contents">1 (Mono)</text:p>
          </table:table-cell>
        </table:table-row>
        <table:table-row>
          <table:table-cell table:style-name="Table2.A1" office:value-type="string">
            <text:p text:style-name="Table_20_Contents">Frame Size</text:p>
          </table:table-cell>
          <table:table-cell table:style-name="Table2.A1" office:value-type="string">
            <text:p text:style-name="Table_20_Contents">20 ms</text:p>
          </table:table-cell>
        </table:table-row>
        <table:table-row>
          <table:table-cell table:style-name="Table2.A1" office:value-type="string">
            <text:p text:style-name="Table_20_Contents">Bitrate</text:p>
          </table:table-cell>
          <table:table-cell table:style-name="Table2.A1" office:value-type="string">
            <text:p text:style-name="Table_20_Contents">16 kbps</text:p>
          </table:table-cell>
        </table:table-row>
        <table:table-row>
          <table:table-cell table:style-name="Table2.A1" office:value-type="string">
            <text:p text:style-name="Table_20_Contents">Mode</text:p>
          </table:table-cell>
          <table:table-cell table:style-name="Table2.A1" office:value-type="string">
            <text:p text:style-name="Table_20_Contents">VBR (Variable Bit Rate)</text:p>
          </table:table-cell>
        </table:table-row>
      </table:table>
      <text:p text:style-name="Horizontal_20_Line"/>
      <text:h text:style-name="Heading_20_3" text:outline-level="3">📦 Why TX size ≠ WAV size?</text:h>
      <text:p text:style-name="Text_20_body">From your logs:</text:p>
      <text:p text:style-name="Text_20_body">TX total compressed:</text:p>
      <text:p text:style-name="P1"><text:span text:style-name="Source_20_Text">20300 bytes</text:span></text:p>
      <text:p text:style-name="Text_20_body"><text:soft-page-break/>RX WAV file:</text:p>
      <text:p text:style-name="P1"><text:span text:style-name="Source_20_Text">156354 bytes</text:span></text:p>
      <text:p text:style-name="Text_20_body">Why difference?</text:p>
      <text:p text:style-name="Text_20_body">Becaus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Format</text:p>
            </table:table-cell>
          </table:table-row>
        </table:table-header-rows>
        <table:table-row>
          <table:table-cell table:style-name="Table3.A1" office:value-type="string">
            <text:p text:style-name="Table_20_Contents">TX</text:p>
          </table:table-cell>
          <table:table-cell table:style-name="Table3.A1" office:value-type="string">
            <text:p text:style-name="Table_20_Contents">Compressed Opus</text:p>
          </table:table-cell>
        </table:table-row>
        <table:table-row>
          <table:table-cell table:style-name="Table3.A1" office:value-type="string">
            <text:p text:style-name="Table_20_Contents">RX WAV</text:p>
          </table:table-cell>
          <table:table-cell table:style-name="Table3.A1" office:value-type="string">
            <text:p text:style-name="Table_20_Contents">Raw PCM 16-bit</text:p>
          </table:table-cell>
        </table:table-row>
      </table:table>
      <text:p text:style-name="Horizontal_20_Line"/>
      <text:h text:style-name="Heading_20_3" text:outline-level="3">🔬 Size Analysis</text:h>
      <text:p text:style-name="Text_20_body">Uncompressed PCM formula:</text:p>
      <text:p text:style-name="P1"><text:span text:style-name="Source_20_Text">Size = SampleRate × BytesPerSample × Duration</text:span></text:p>
      <text:p text:style-name="Text_20_body">For you:</text:p>
      <text:p text:style-name="Preformatted_20_Text"><text:span text:style-name="Source_20_Text">8000 samples/sec</text:span></text:p>
      <text:p text:style-name="Preformatted_20_Text"><text:span text:style-name="Source_20_Text">2 bytes/sample</text:span></text:p>
      <text:p text:style-name="P1"><text:span text:style-name="Source_20_Text">12 sec</text:span></text:p>
      <text:p text:style-name="Text_20_body">= 8000 × 2 × 12<text:line-break/>= 192,000 bytes approx</text:p>
      <text:p text:style-name="Text_20_body">Your RX:</text:p>
      <text:p text:style-name="P1"><text:span text:style-name="Source_20_Text">156,354 bytes</text:span></text:p>
      <text:p text:style-name="Text_20_body">Close to expected ✔</text:p>
      <text:p text:style-name="Horizontal_20_Line"/>
      <text:h text:style-name="Heading_20_3" text:outline-level="3">🎯 Compression Ratio</text:h>
      <text:p text:style-name="Preformatted_20_Text"><text:span text:style-name="Source_20_Text">WAV size / Opus size</text:span></text:p>
      <text:p text:style-name="P1"><text:span text:style-name="Source_20_Text">156354 / 20300 ≈ 7.7x compression</text:span></text:p>
      <text:p text:style-name="Text_20_body">Excellent for VoIP.</text:p>
      <text:p text:style-name="Horizontal_20_Line"/>
      <text:h text:style-name="Heading_20_1" text:outline-level="1">4️⃣ DATABASE INTEGRATION</text:h>
      <text:h text:style-name="Heading_20_2" text:outline-level="2">human_users Table Fields Used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lum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phone_number</text:p>
          </table:table-cell>
          <table:table-cell table:style-name="Table4.A1" office:value-type="string">
            <text:p text:style-name="Table_20_Contents">Primary identity</text:p>
          </table:table-cell>
        </table:table-row>
        <table:table-row>
          <table:table-cell table:style-name="Table4.A1" office:value-type="string">
            <text:p text:style-name="Table_20_Contents">device_mac</text:p>
          </table:table-cell>
          <table:table-cell table:style-name="Table4.A1" office:value-type="string">
            <text:p text:style-name="Table_20_Contents">MAC binding</text:p>
          </table:table-cell>
        </table:table-row>
        <table:table-row>
          <table:table-cell table:style-name="Table4.A1" office:value-type="string">
            <text:p text:style-name="Table_20_Contents">last_login</text:p>
          </table:table-cell>
          <table:table-cell table:style-name="Table4.A1" office:value-type="string">
            <text:p text:style-name="Table_20_Contents">Call start</text:p>
          </table:table-cell>
        </table:table-row>
        <table:table-row>
          <table:table-cell table:style-name="Table4.A1" office:value-type="string">
            <text:p text:style-name="Table_20_Contents">last_activity</text:p>
          </table:table-cell>
          <table:table-cell table:style-name="Table4.A1" office:value-type="string">
            <text:p text:style-name="Table_20_Contents">Activity tracking</text:p>
          </table:table-cell>
        </table:table-row>
        <text:soft-page-break/>
        <table:table-row>
          <table:table-cell table:style-name="Table4.A1" office:value-type="string">
            <text:p text:style-name="Table_20_Contents">destination_id</text:p>
          </table:table-cell>
          <table:table-cell table:style-name="Table4.A1" office:value-type="string">
            <text:p text:style-name="Table_20_Contents">Last dialed number</text:p>
          </table:table-cell>
        </table:table-row>
        <table:table-row>
          <table:table-cell table:style-name="Table4.A1" office:value-type="string">
            <text:p text:style-name="Table_20_Contents">total_data_sent_bytes</text:p>
          </table:table-cell>
          <table:table-cell table:style-name="Table4.A1" office:value-type="string">
            <text:p text:style-name="Table_20_Contents">TX bandwidth stats</text:p>
          </table:table-cell>
        </table:table-row>
        <table:table-row>
          <table:table-cell table:style-name="Table4.A1" office:value-type="string">
            <text:p text:style-name="Table_20_Contents">total_records_sent</text:p>
          </table:table-cell>
          <table:table-cell table:style-name="Table4.A1" office:value-type="string">
            <text:p text:style-name="Table_20_Contents">Number of calls</text:p>
          </table:table-cell>
        </table:table-row>
        <table:table-row>
          <table:table-cell table:style-name="Table4.A1" office:value-type="string">
            <text:p text:style-name="Table_20_Contents">last_record</text:p>
          </table:table-cell>
          <table:table-cell table:style-name="Table4.A1" office:value-type="string">
            <text:p text:style-name="Table_20_Contents">Last received WAV</text:p>
          </table:table-cell>
        </table:table-row>
      </table:table>
      <text:p text:style-name="Horizontal_20_Line"/>
      <text:h text:style-name="Heading_20_2" text:outline-level="2">🔄 TX Database Operations</text:h>
      <text:h text:style-name="Heading_20_3" text:outline-level="3">On START:</text:h>
      <text:p text:style-name="Preformatted_20_Text"><text:span text:style-name="Source_20_Text">UPDATE human_users</text:span></text:p>
      <text:p text:style-name="Preformatted_20_Text"><text:span text:style-name="Source_20_Text">SET last_login = now(),</text:span></text:p>
      <text:p text:style-name="Preformatted_20_Text"><text:span text:style-name="Source_20_Text"><text:s text:c="4"/>last_activity = now(),</text:span></text:p>
      <text:p text:style-name="Preformatted_20_Text"><text:span text:style-name="Source_20_Text"><text:s text:c="4"/>destination_id = &lt;dest&gt;</text:span></text:p>
      <text:p text:style-name="P1"><text:span text:style-name="Source_20_Text">WHERE phone_number = &lt;tx&gt;</text:span></text:p>
      <text:p text:style-name="Horizontal_20_Line"/>
      <text:h text:style-name="Heading_20_3" text:outline-level="3">During Call (Every 2 sec):</text:h>
      <text:p text:style-name="Preformatted_20_Text"><text:span text:style-name="Source_20_Text">UPDATE human_users</text:span></text:p>
      <text:p text:style-name="P1"><text:span text:style-name="Source_20_Text">SET total_data_sent_bytes += bytes</text:span></text:p>
      <text:p text:style-name="Text_20_body">This uses flush worker.</text:p>
      <text:p text:style-name="Horizontal_20_Line"/>
      <text:h text:style-name="Heading_20_3" text:outline-level="3">On End:</text:h>
      <text:p text:style-name="Preformatted_20_Text"><text:span text:style-name="Source_20_Text">UPDATE human_users</text:span></text:p>
      <text:p text:style-name="P1"><text:span text:style-name="Source_20_Text">SET total_records_sent += 1</text:span></text:p>
      <text:p text:style-name="Horizontal_20_Line"/>
      <text:h text:style-name="Heading_20_2" text:outline-level="2">📥 RX Database Operation</text:h>
      <text:p text:style-name="Text_20_body">After saving WAV:</text:p>
      <text:p text:style-name="Preformatted_20_Text"><text:span text:style-name="Source_20_Text">UPDATE human_users</text:span></text:p>
      <text:p text:style-name="Preformatted_20_Text"><text:span text:style-name="Source_20_Text">SET last_record = &lt;filename&gt;</text:span></text:p>
      <text:p text:style-name="P1"><text:span text:style-name="Source_20_Text">WHERE phone_number = &lt;tx&gt;</text:span></text:p>
      <text:p text:style-name="Text_20_body">Important:<text:line-break/>RX updates the TX user record<text:line-break/>Because TX created the audio.</text:p>
      <text:p text:style-name="Horizontal_20_Line"/>
      <text:h text:style-name="Heading_20_2" text:outline-level="2">🖥 MAC Update</text:h>
      <text:p text:style-name="Text_20_body">On both TX and RX startup:</text:p>
      <text:p text:style-name="Preformatted_20_Text"><text:span text:style-name="Source_20_Text">Get local IP</text:span></text:p>
      <text:p text:style-name="Preformatted_20_Text"><text:span text:style-name="Source_20_Text">Get local MAC</text:span></text:p>
      <text:p text:style-name="P1"><text:soft-page-break/><text:span text:style-name="Source_20_Text">Update human_users.device_mac</text:span></text:p>
      <text:p text:style-name="Text_20_body">Binding device to user.</text:p>
      <text:p text:style-name="Horizontal_20_Line"/>
      <text:h text:style-name="Heading_20_1" text:outline-level="1">5️⃣ ANALYSIS OF YOUR OUTPUT LOGS</text:h>
      <text:p text:style-name="Horizontal_20_Line"/>
      <text:h text:style-name="Heading_20_2" text:outline-level="2">RX Output</text:h>
      <text:p text:style-name="Preformatted_20_Text"><text:span text:style-name="Source_20_Text">Duration: 9.77 sec</text:span></text:p>
      <text:p text:style-name="P1"><text:span text:style-name="Source_20_Text">Size: 156354 bytes</text:span></text:p>
      <text:p text:style-name="Text_20_body">This matches PCM 8kHz mono ✔</text:p>
      <text:p text:style-name="Horizontal_20_Line"/>
      <text:h text:style-name="Heading_20_2" text:outline-level="2">TX Output</text:h>
      <text:p text:style-name="Preformatted_20_Text"><text:span text:style-name="Source_20_Text">Duration: 12.39 sec</text:span></text:p>
      <text:p text:style-name="P1"><text:span text:style-name="Source_20_Text">Total compressed: 20300 bytes</text:span></text:p>
      <text:p text:style-name="Text_20_body">Difference in duration because:</text:p>
      <text:p text:style-name="Text_20_body">RX stopped manually with Ctrl+C earlier.</text:p>
      <text:p text:style-name="Horizontal_20_Line"/>
      <text:h text:style-name="Heading_20_2" text:outline-level="2">WATCHDOG ERROR</text:h>
      <text:p text:style-name="P1"><text:span text:style-name="Source_20_Text">No heartbeat for 1772657783.4s</text:span></text:p>
      <text:p text:style-name="Text_20_body">This is caused by:</text:p>
      <text:p text:style-name="P1"><text:span text:style-name="Source_20_Text">_last_hb_time = 0.0</text:span></text:p>
      <text:p text:style-name="Text_20_body">So:</text:p>
      <text:p text:style-name="P1"><text:span text:style-name="Source_20_Text">age = now - 0</text:span></text:p>
      <text:p text:style-name="Text_20_body">Which gives huge value.</text:p>
      <text:p text:style-name="Text_20_body">It is not real timeout — just a logic trick to force stop.</text:p>
      <text:p text:style-name="Horizontal_20_Line"/>
      <text:h text:style-name="Heading_20_1" text:outline-level="1">6️⃣ SYSTEM STRENGTHS</text:h>
      <text:p text:style-name="Text_20_body">Your system already has:</text:p>
      <text:p text:style-name="Text_20_body">✔ Proper START/ACK handshake<text:line-break/>✔ TX does not start before RX<text:line-break/><text:soft-page-break/>✔ Automatic shutdown if RX closes<text:line-break/>✔ Byte-accurate DB tracking<text:line-break/>✔ Real-time bitrate display<text:line-break/>✔ Device MAC binding<text:line-break/>✔ WAV saving<text:line-break/>✔ Optional FLAC conversion<text:line-break/>✔ LWT protection</text:p>
      <text:p text:style-name="Text_20_body">This is a <text:span text:style-name="Strong_20_Emphasis">real embedded PBX architecture</text:span>.</text:p>
      <text:p text:style-name="Horizontal_20_Line"/>
      <text:h text:style-name="Heading_20_1" text:outline-level="1">7️⃣ ENGINEERING ANALYSIS (Professional Level)</text:h>
      <text:h text:style-name="Heading_20_3" text:outline-level="3">🧠 What You Built Is:</text:h>
      <text:p text:style-name="Text_20_body">An MQTT-Based VoIP Layer over:</text:p>
      <text:list xml:id="list2281214281" text:style-name="L3">
        <text:list-item>
          <text:p text:style-name="P4">Pub/Sub transport</text:p>
        </text:list-item>
        <text:list-item>
          <text:p text:style-name="P4">Stateless broker</text:p>
        </text:list-item>
        <text:list-item>
          <text:p text:style-name="P4">Application-level signaling</text:p>
        </text:list-item>
        <text:list-item>
          <text:p text:style-name="P4">Software-defined call control</text:p>
        </text:list-item>
      </text:list>
      <text:p text:style-name="Text_20_body">This mimics SIP behavior but simplified.</text:p>
      <text:p text:style-name="Horizontal_20_Line"/>
      <text:h text:style-name="Heading_20_1" text:outline-level="1">8️⃣ POTENTIAL IMPROVEMENTS (For Research Paper)</text:h>
      <text:p text:style-name="Text_20_body">You can add:</text:p>
      <text:list xml:id="list507511817" text:style-name="L4">
        <text:list-item>
          <text:p text:style-name="P5">Call ID (UUID per call)</text:p>
        </text:list-item>
        <text:list-item>
          <text:p text:style-name="P5">RTP-style timestamp</text:p>
        </text:list-item>
        <text:list-item>
          <text:p text:style-name="P5">Jitter buffer</text:p>
        </text:list-item>
        <text:list-item>
          <text:p text:style-name="P5">Packet loss detection</text:p>
        </text:list-item>
        <text:list-item>
          <text:p text:style-name="P5">AES encryption on payload</text:p>
        </text:list-item>
        <text:list-item>
          <text:p text:style-name="P5">Database call history table</text:p>
        </text:list-item>
        <text:list-item>
          <text:p text:style-name="P5">QoS 1 or 2 for reliability</text:p>
        </text:list-item>
        <text:list-item>
          <text:p text:style-name="P5">MOS estimation for quality</text:p>
        </text:list-item>
        <text:list-item>
          <text:p text:style-name="P5">Adaptive bitrate control</text:p>
        </text:list-item>
      </text:list>
      <text:p text:style-name="Horizontal_20_Line"><text:soft-page-break/></text:p>
      <text:h text:style-name="Heading_20_1" text:outline-level="1">9️⃣ FINAL TECHNICAL SUMMAR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Implementation</text:p>
            </table:table-cell>
          </table:table-row>
        </table:table-header-rows>
        <table:table-row>
          <table:table-cell table:style-name="Table5.A1" office:value-type="string">
            <text:p text:style-name="Table_20_Contents">Transport</text:p>
          </table:table-cell>
          <table:table-cell table:style-name="Table5.A1" office:value-type="string">
            <text:p text:style-name="Table_20_Contents">MQTT TCP</text:p>
          </table:table-cell>
        </table:table-row>
        <table:table-row>
          <table:table-cell table:style-name="Table5.A1" office:value-type="string">
            <text:p text:style-name="Table_20_Contents">Codec</text:p>
          </table:table-cell>
          <table:table-cell table:style-name="Table5.A1" office:value-type="string">
            <text:p text:style-name="Table_20_Contents">Opus</text:p>
          </table:table-cell>
        </table:table-row>
        <table:table-row>
          <table:table-cell table:style-name="Table5.A1" office:value-type="string">
            <text:p text:style-name="Table_20_Contents">Call Control</text:p>
          </table:table-cell>
          <table:table-cell table:style-name="Table5.A1" office:value-type="string">
            <text:p text:style-name="Table_20_Contents">START / ACK / END</text:p>
          </table:table-cell>
        </table:table-row>
        <table:table-row>
          <table:table-cell table:style-name="Table5.A1" office:value-type="string">
            <text:p text:style-name="Table_20_Contents">Failover</text:p>
          </table:table-cell>
          <table:table-cell table:style-name="Table5.A1" office:value-type="string">
            <text:p text:style-name="Table_20_Contents">Heartbeat + LWT</text:p>
          </table:table-cell>
        </table:table-row>
        <table:table-row>
          <table:table-cell table:style-name="Table5.A1" office:value-type="string">
            <text:p text:style-name="Table_20_Contents">Compression</text:p>
          </table:table-cell>
          <table:table-cell table:style-name="Table5.A1" office:value-type="string">
            <text:p text:style-name="Table_20_Contents">~7x</text:p>
          </table:table-cell>
        </table:table-row>
        <table:table-row>
          <table:table-cell table:style-name="Table5.A1" office:value-type="string">
            <text:p text:style-name="Table_20_Contents">Storage</text:p>
          </table:table-cell>
          <table:table-cell table:style-name="Table5.A1" office:value-type="string">
            <text:p text:style-name="Table_20_Contents">WAV PCM</text:p>
          </table:table-cell>
        </table:table-row>
        <table:table-row>
          <table:table-cell table:style-name="Table5.A1" office:value-type="string">
            <text:p text:style-name="Table_20_Contents">Database</text:p>
          </table:table-cell>
          <table:table-cell table:style-name="Table5.A1" office:value-type="string">
            <text:p text:style-name="Table_20_Contents">PostgreSQL</text:p>
          </table:table-cell>
        </table:table-row>
        <table:table-row>
          <table:table-cell table:style-name="Table5.A1" office:value-type="string">
            <text:p text:style-name="Table_20_Contents">Device Binding</text:p>
          </table:table-cell>
          <table:table-cell table:style-name="Table5.A1" office:value-type="string">
            <text:p text:style-name="Table_20_Contents">MAC + IP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Live bitrate + total bytes</text:p>
          </table:table-cell>
        </table:table-row>
      </table:table>
      <text:p text:style-name="Horizontal_20_Line"/>
      <text:h text:style-name="Heading_20_1" text:outline-level="1">🔟 Conclusion</text:h>
      <text:p text:style-name="Text_20_body">You now have:</text:p>
      <text:p text:style-name="Quotations">A fully working embedded MQTT VoIP engine<text:line-break/>With persistent user tracking<text:line-break/>With real-time compression<text:line-break/>With automatic call state handling</text:p>
      <text:p text:style-name="Text_20_body">This is already suitable for your:</text:p>
      <text:p text:style-name="Text_20_body"><text:span text:style-name="Strong_20_Emphasis">Embedded PBX With AI Integration</text:span> project.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23:04:14.835314220</meta:creation-date>
    <dc:date>2026-03-04T23:05:47.582558083</dc:date>
    <meta:editing-duration>PT1M33S</meta:editing-duration>
    <meta:editing-cycles>1</meta:editing-cycles>
    <meta:generator>LibreOffice/7.3.7.2$Linux_X86_64 LibreOffice_project/30$Build-2</meta:generator>
    <meta:document-statistic meta:table-count="5" meta:image-count="0" meta:object-count="0" meta:page-count="8" meta:paragraph-count="230" meta:word-count="786" meta:character-count="4797" meta:non-whitespace-character-count="4238"/>
  </office:meta>
</office:document-meta>
</file>